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95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6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print Backlog 11.19-11.25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ssigned To</text:p>
          </table:table-cell>
          <table:table-cell table:style-name="ce1" office:value-type="string">
            <text:p>Days Remaining </text:p>
          </table:table-cell>
          <table:table-cell table:style-name="ce1" office:value-type="string">
            <text:p>Comple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te and test Cell and Row children</text:p>
          </table:table-cell>
          <table:table-cell office:value-type="string">
            <text:p>Prajjwal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ix implementation to adapt Table constructor deprecation</text:p>
          </table:table-cell>
          <table:table-cell office:value-type="string">
            <text:p>All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Adapt expression to new table definition and modify tests</text:p>
          </table:table-cell>
          <table:table-cell office:value-type="string">
            <text:p>All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ix expressions to account for headed tables and modify tests</text:p>
          </table:table-cell>
          <table:table-cell office:value-type="string">
            <text:p>All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ow expression modification and testing</text:p>
          </table:table-cell>
          <table:table-cell office:value-type="string">
            <text:p>Hardarshan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oin expression modification and testing</text:p>
          </table:table-cell>
          <table:table-cell office:value-type="string">
            <text:p>Ansar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reate natural join expression and testing</text:p>
          </table:table-cell>
          <table:table-cell office:value-type="string">
            <text:p>Ansar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reate define command and testing</text:p>
          </table:table-cell>
          <table:table-cell office:value-type="string">
            <text:p>Prajjwal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oad expression modification and testing</text:p>
          </table:table-cell>
          <table:table-cell office:value-type="string">
            <text:p>Alvaro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14.801cm" style:num-format="1" style:print-orientation="landscape" style:scale-to="62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19/11/2012</text:date>, <text:time>12:1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sar Butt</meta:initial-creator>
    <meta:creation-date>2012-11-15T18:48:50</meta:creation-date>
    <dc:date>2012-11-19T12:14:01</dc:date>
    <dc:creator>Ansar Butt</dc:creator>
    <meta:editing-duration>PT01H12M33S</meta:editing-duration>
    <meta:editing-cycles>4</meta:editing-cycles>
    <meta:generator>OpenOffice.org/3.2$Unix OpenOffice.org_project/320m12$Build-9483</meta:generator>
    <meta:document-statistic meta:table-count="3" meta:cell-count="50" meta:object-count="0"/>
  </office:meta>
</office:document-meta>
</file>